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6c8c" officeooo:paragraph-rsid="001a6c8c"/>
    </style:style>
    <style:style style:name="P2" style:family="paragraph" style:parent-style-name="Standard">
      <style:paragraph-properties fo:text-align="center" style:justify-single-word="false"/>
      <style:text-properties officeooo:rsid="001a6c8c" officeooo:paragraph-rsid="001a6c8c"/>
    </style:style>
    <style:style style:name="P3" style:family="paragraph" style:parent-style-name="Standard">
      <style:text-properties officeooo:rsid="001a6c8c" officeooo:paragraph-rsid="001bdbdc"/>
    </style:style>
    <style:style style:name="P4" style:family="paragraph" style:parent-style-name="Standard">
      <style:text-properties officeooo:rsid="001a6c8c" officeooo:paragraph-rsid="001d0d02"/>
    </style:style>
    <style:style style:name="P5" style:family="paragraph" style:parent-style-name="Standard">
      <style:text-properties officeooo:rsid="001bdbdc" officeooo:paragraph-rsid="001bdbdc"/>
    </style:style>
    <style:style style:name="P6" style:family="paragraph" style:parent-style-name="Standard">
      <style:text-properties officeooo:rsid="001d0d02" officeooo:paragraph-rsid="001d0d02"/>
    </style:style>
    <style:style style:name="P7" style:family="paragraph" style:parent-style-name="Standard">
      <style:text-properties officeooo:rsid="001d843a" officeooo:paragraph-rsid="001d843a"/>
    </style:style>
    <style:style style:name="P8" style:family="paragraph" style:parent-style-name="Standard">
      <style:text-properties officeooo:rsid="001d843a" officeooo:paragraph-rsid="001e83ee"/>
    </style:style>
    <style:style style:name="P9" style:family="paragraph" style:parent-style-name="Standard">
      <style:text-properties officeooo:rsid="001e83ee" officeooo:paragraph-rsid="001e83ee"/>
    </style:style>
    <style:style style:name="P10" style:family="paragraph" style:parent-style-name="Standard">
      <style:text-properties officeooo:rsid="001fdb59" officeooo:paragraph-rsid="001d843a"/>
    </style:style>
    <style:style style:name="T1" style:family="text">
      <style:text-properties officeooo:rsid="001a6c8c"/>
    </style:style>
    <style:style style:name="T2" style:family="text">
      <style:text-properties style:text-position="super 58%"/>
    </style:style>
    <style:style style:name="T3" style:family="text">
      <style:text-properties officeooo:rsid="001bdbdc"/>
    </style:style>
    <style:style style:name="T4" style:family="text">
      <style:text-properties officeooo:rsid="001d0d02"/>
    </style:style>
    <style:style style:name="T5" style:family="text">
      <style:text-properties style:text-position="sub 58%" officeooo:rsid="001d0d02"/>
    </style:style>
    <style:style style:name="T6" style:family="text">
      <style:text-properties style:text-position="sub 58%" officeooo:rsid="001bdbdc"/>
    </style:style>
    <style:style style:name="T7" style:family="text">
      <style:text-properties officeooo:rsid="001fdb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<text:line-break/><text:span text:style-name="T1">for Mathematical Loops</text:span></text:p>
      <text:p text:style-name="P2">by Sven Nilsen, 2019</text:p>
      <text:p text:style-name="P1"/>
      <text:p text:style-name="P1">Assume the following expression:</text:p>
      <text:p text:style-name="P1"/>
      <text:p text:style-name="P1"><text:tab/>∑ i { x[i] }</text:p>
      <text:p text:style-name="P1"/>
      <text:p text:style-name="P1">One can think about `x` as a function:</text:p>
      <text:p text:style-name="P1"/>
      <text:p text:style-name="P1"><text:tab/>x : nat → real</text:p>
      <text:p text:style-name="P1"/>
      <text:p text:style-name="P1">Using higher order operator overloading, one can write the sum loop as the following:</text:p>
      <text:p text:style-name="P1"/>
      <text:p text:style-name="P1"><text:tab/>∑ { x }</text:p>
      <text:p text:style-name="P1"/>
      <text:p text:style-name="P1">Omitting the index in the loop means that higher order operator overloading is used inside the body.</text:p>
      <text:p text:style-name="P7">Next, the implied index of the loop is used as argument to the resulting closure/lambda.</text:p>
      <text:p text:style-name="P6"/>
      <text:p text:style-name="P7">For example:</text:p>
      <text:p text:style-name="P7"/>
      <text:p text:style-name="P7"><text:tab/><text:span text:style-name="T1">∑ { x · </text:span>y<text:span text:style-name="T1"> }</text:span></text:p>
      <text:p text:style-name="P7"/>
      <text:p text:style-name="P7"><text:tab/>x : nat → real</text:p>
      <text:p text:style-name="P7"><text:tab/>y : nat → real</text:p>
      <text:p text:style-name="P1"/>
      <text:p text:style-name="P7">This is the same as (applying higher order operator overloading):</text:p>
      <text:p text:style-name="P7"/>
      <text:p text:style-name="P7"><text:tab/><text:span text:style-name="T1">∑ { </text:span>\(i : nat)<text:span text:style-name="T1"> </text:span>= <text:span text:style-name="T1">x</text:span>[i]<text:span text:style-name="T1"> · </text:span>y[i]<text:span text:style-name="T1"> }</text:span></text:p>
      <text:p text:style-name="P7"/>
      <text:p text:style-name="P7">Using the implied index:</text:p>
      <text:p text:style-name="P7"/>
      <text:p text:style-name="P7"><text:tab/><text:span text:style-name="T1">∑ </text:span>i <text:span text:style-name="T1">{ </text:span>(\(i : nat)<text:span text:style-name="T1"> </text:span>= <text:span text:style-name="T1">x</text:span>[i]<text:span text:style-name="T1"> · </text:span>y[i])(i)<text:span text:style-name="T1"> }</text:span></text:p>
      <text:p text:style-name="P7"/>
      <text:p text:style-name="P7">One can see that this gives the same result as:</text:p>
      <text:p text:style-name="P7"/>
      <text:p text:style-name="P8"><text:tab/><text:span text:style-name="T1">∑ </text:span>i<text:span text:style-name="T1"> { x</text:span>[i]<text:span text:style-name="T1"> · </text:span>y[i]<text:span text:style-name="T1"> } = ∑ { x · </text:span>y<text:span text:style-name="T1"> }</text:span></text:p>
      <text:p text:style-name="P7"/>
      <text:p text:style-name="P7">From higher order operator overloading with function currying, it <text:span text:style-name="T7">generalizes to packed loops</text:span>:</text:p>
      <text:p text:style-name="P7"/>
      <text:p text:style-name="P7"><text:tab/><text:span text:style-name="T1">∑ { x } = ∑ i</text:span><text:span text:style-name="T5">0</text:span><text:span text:style-name="T1">, i</text:span><text:span text:style-name="T5">1</text:span><text:span text:style-name="T1">, i</text:span><text:span text:style-name="T5">2</text:span><text:span text:style-name="T4">, …, i</text:span><text:span text:style-name="T5">n-1</text:span><text:span text:style-name="T4"> { x[i</text:span><text:span text:style-name="T5">0</text:span><text:span text:style-name="T4">][i</text:span><text:span text:style-name="T6">1</text:span><text:span text:style-name="T3">][i</text:span><text:span text:style-name="T6">2</text:span><text:span text:style-name="T3">][...][i</text:span><text:span text:style-name="T6">n-1</text:span><text:span text:style-name="T3">] }<text:tab/><text:tab/>where<text:tab/><text:tab/>dim(x) = n</text:span></text:p>
      <text:p text:style-name="P10"/>
      <text:p text:style-name="P9">This holds for all mathematical loops, such as `∏`, `∀`, `∃`, `min`, `max`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0:39:40.765011000</meta:creation-date>
    <dc:date>2019-04-05T11:37:28.070822000</dc:date>
    <meta:editing-duration>PT6M15S</meta:editing-duration>
    <meta:editing-cycles>1</meta:editing-cycles>
    <meta:document-statistic meta:table-count="0" meta:image-count="0" meta:object-count="0" meta:page-count="1" meta:paragraph-count="23" meta:word-count="205" meta:character-count="1001" meta:non-whitespace-character-count="807"/>
    <meta:generator>LibreOffice/5.1.2.2$MacOSX_X86_64 LibreOffice_project/d3bf12ecb743fc0d20e0be0c58ca359301eb705f</meta:generator>
  </office:meta>
</office:document-meta>
</file>